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2.1783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 table:print="false">
        <table:table-column table:style-name="co2" table:number-columns-repeated="17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style-name="ce3" office:value-type="string">
            <text:p>Initial stack pointer = 0x4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style-name="ce2" table:number-columns-repeated="2"/>
          <table:table-cell table:number-columns-repeated="4"/>
          <table:table-cell table:style-name="ce2" table:number-columns-repeated="3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number-columns-spanned="8" table:number-rows-spanned="1"/>
          <table:covered-table-cell table:number-columns-repeated="7"/>
          <table:table-cell table:number-columns-spanned="8" table:number-rows-spanned="1"/>
          <table:covered-table-cell/>
          <table:covered-table-cell table:number-columns-repeated="3"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spanned="16" table:number-rows-spanned="8"/>
          <table:covered-table-cell table:number-columns-repeated="15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A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B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C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D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E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string" table:number-columns-spanned="16" table:number-rows-spanned="1">
            <text:p>I/O regs.</text:p>
          </table:table-cell>
          <table:covered-table-cell table:number-columns-repeated="15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0">05/10/2023</text:date>, <text:time>13:4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59S</meta:editing-duration>
    <meta:editing-cycles>6</meta:editing-cycles>
    <meta:generator>OpenOffice/4.1.11$Win32 OpenOffice.org_project/4111m1$Build-9808</meta:generator>
    <dc:date>2023-05-10T13:47:08.98</dc:date>
    <dc:creator>Кирилл Козлов</dc:creator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